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ozuka Gothic Pr6N L" svg:font-family="'Kozuka Gothic Pr6N L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7.1236in" fo:margin-left="-0.075in" fo:margin-top="0in" fo:margin-bottom="0in" table:align="left" style:writing-mode="lr-tb"/>
    </style:style>
    <style:style style:name="Table1.A" style:family="table-column">
      <style:table-column-properties style:column-width="3.1646in"/>
    </style:style>
    <style:style style:name="Table1.B" style:family="table-column">
      <style:table-column-properties style:column-width="3.959in"/>
    </style:style>
    <style:style style:name="Table1.1" style:family="table-row">
      <style:table-row-properties style:min-row-height="0.5007in" fo:keep-together="auto"/>
    </style:style>
    <style:style style:name="Table1.A1" style:family="table-cell">
      <style:table-cell-properties fo:padding-left="0.0799in" fo:padding-right="0.0799in" fo:padding-top="0in" fo:padding-bottom="0.0799in" fo:border="none"/>
    </style:style>
    <style:style style:name="P1" style:family="paragraph" style:parent-style-name="Footer">
      <style:text-properties style:font-name="Liberation Serif" fo:font-size="9pt" style:font-size-asian="9pt" style:font-name-complex="Liberation Serif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10pt" fo:font-weight="normal" style:font-name-asian="Kozuka Gothic Pr6N L" style:font-size-asian="10pt" style:font-weight-asian="normal" style:font-name-complex="Open Sans1" style:font-size-complex="10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10pt" officeooo:rsid="022c4e2d" officeooo:paragraph-rsid="022c4e2d" style:font-name-asian="Kozuka Gothic Pr6N L" style:font-size-asian="10pt" style:font-name-complex="Open Sans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10pt" style:font-name-asian="Kozuka Gothic Pr6N L" style:font-size-asian="10pt" style:font-name-complex="Open Sans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10pt" style:font-size-asian="10pt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10pt" officeooo:rsid="023023e3" officeooo:paragraph-rsid="023023e3" style:font-size-asian="10pt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Open Sans" fo:font-size="10pt" officeooo:rsid="022d6b40" officeooo:paragraph-rsid="022d6b40" style:font-name-asian="Kozuka Gothic Pr6N L" style:font-size-asian="10pt" style:font-name-complex="Open Sans1" style:font-size-complex="10pt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Open Sans" fo:font-size="14pt" fo:font-weight="bold" style:font-name-asian="Kozuka Gothic Pr6N L" style:font-size-asian="14pt" style:font-weight-asian="bold" style:font-name-complex="Open Sans1" style:font-size-complex="14pt" style:font-weight-complex="bold"/>
    </style:style>
    <style:style style:name="T1" style:family="text">
      <style:text-properties officeooo:rsid="00ef32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ckenna Cisler</text:p>
      <text:p text:style-name="P7">mckenna_cisler@brown.edu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">www.</text:span>mcisler.com</text:p>
            <text:p text:style-name="P2">www.linkedin.com/in/mckenna-cisler</text:p>
            <text:p text:style-name="P2">www.github.com/MckennaCisler</text:p>
          </table:table-cell>
          <table:table-cell table:style-name="Table1.A1" office:value-type="string">
            <text:p text:style-name="P3">492 Birches Road</text:p>
            <text:p text:style-name="P4">Sugar Hill, NH</text:p>
            <text:p text:style-name="P4"><text:s/>(603) 991-2470</text:p>
          </table:table-cell>
        </table:table-row>
      </table:table>
      <text:p text:style-name="P5"/>
      <text:p text:style-name="P6">August 30,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ozuka Gothic Pr6N L" svg:font-family="'Kozuka Gothic Pr6N L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Liberation Serif" fo:font-size="9pt" style:font-size-asian="9pt" style:font-name-complex="Liberation Serif1"/>
    </style:style>
    <style:page-layout style:name="Mpm1">
      <style:page-layout-properties fo:page-width="8.5in" fo:page-height="11in" style:num-format="1" style:print-orientation="portrait" fo:margin-top="0.5in" fo:margin-bottom="0.2402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kenna Cisler</meta:initial-creator>
    <meta:editing-cycles>588</meta:editing-cycles>
    <meta:print-date>2017-06-25T16:39:00</meta:print-date>
    <meta:creation-date>2016-11-08T17:51:00</meta:creation-date>
    <dc:date>2017-08-31T14:41:24.440064849</dc:date>
    <meta:editing-duration>PT2H58M28S</meta:editing-duration>
    <meta:generator>LibreOffice/5.1.6.2$Linux_X86_64 LibreOffice_project/10m0$Build-2</meta:generator>
    <meta:document-statistic meta:table-count="1" meta:image-count="0" meta:object-count="0" meta:page-count="1" meta:paragraph-count="9" meta:word-count="17" meta:character-count="175" meta:non-whitespace-character-count="1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